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fo:font-style="italic" style:font-style-asian="italic" style:font-style-complex="italic"/>
    </style:style>
    <style:style style:name="T2" style:family="text">
      <style:text-properties style:font-name-asian="Times New Roman"/>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It was late at night – after Cyrus had finished helping Panama fit a proper cast onto his leg – that they finally had a moment to speak of recent affairs. “You shouldn’t have been walking on it. Just cause the doc couldn’t find a cast for a bird’s leg doesn’t mean you get to go leaping around like it ain’t injured at all.”</text:p>
      <text:p text:style-name="P1"><text:tab/>Panama, in an attempt to continue learning his friend’s tongue, attempted to continue, “I need to intimidate. But I need to heal.”</text:p>
      <text:p text:style-name="P1"><text:tab/>“Pardner, birds don’t intimidate <text:span text:style-name="T1">anyone</text:span> on the ground.”</text:p>
      <text:p text:style-name="P1"><text:span text:style-name="T2"><text:tab/></text:span>“We own the skies.”</text:p>
      <text:p text:style-name="P1"><text:tab/>“That we do, but not the land. Without Daisy, I would be at your funeral.”</text:p>
      <text:p text:style-name="P1"><text:tab/>“He didn’t want to kill me.”</text:p>
      <text:p text:style-name="P1"><text:tab/>“Boy, maybe you misspoke, but it sure did <text:span text:style-name="T1">look</text:span> like he was gonna <text:span text:style-name="T1">kill </text:span>you.”</text:p>
      <text:p text:style-name="P1"><text:tab/>“He stopped,” Panama clarified, laying on his back in bed.</text:p>
      <text:p text:style-name="P1"><text:tab/>“He was old. Gotta catch his breath. What of the daughter?”</text:p>
      <text:p text:style-name="P1"><text:tab/>“La Hija? His house was okay for her.”</text:p>
      <text:p text:style-name="P1"><text:tab/>"Yeah? I agree. He seems like a fine guy who got into trouble."</text:p>
      <text:p text:style-name="P1"><text:span text:style-name="T2"><text:tab/></text:span>"I worry she is the bat our leaders spoke of<text:span text:style-name="T2">,</text:span>" the crow admitted.</text:p>
      <text:p text:style-name="P1"><text:span text:style-name="T2"><text:tab/></text:span>"A myth, sir. Vampires are gone forever."</text:p>
      <text:p text:style-name="P1"><text:span text:style-name="T2"><text:tab/></text:span>"Maybe<text:span text:style-name="T2">,</text:span>" wondered Panama.</text:p>
      <text:p text:style-name="P1"><text:span text:style-name="T2"><text:tab/></text:span>"Err was burnt down, you heard? Republic blames us. Always do."</text:p>
      <text:p text:style-name="P1"><text:span text:style-name="T2"><text:tab/></text:span>"We did send troops<text:span text:style-name="T2">,</text:span>" the crow noted.</text:p>
      <text:p text:style-name="P1"><text:span text:style-name="T2"><text:tab/></text:span>"For recon, not demolition. Though I believe that fire may have revealed our fugitive."</text:p>
      <text:p text:style-name="P1"><text:span text:style-name="T2"><text:tab/></text:span>"Si. We figured for a while he was hiding there," Panama acknowledged<text:span text:style-name="T2">,</text:span> looking over to the hospital room's telegram.</text:p>
      <text:p text:style-name="P1"><text:span text:style-name="T2"><text:tab/></text:span>"It would ease the minds of our superiors to let them know we're alright after all this, Panama," Cyrus affirmed, rolling over to the telegram on his chair, sending his verifications over the wire and reporting Panama's condition as "broken, healing steadily." They resumed their conversation.</text:p>
      <text:p text:style-name="P1"><text:span text:style-name="T2"><text:tab/></text:span>"Were you going to kill him if you won?" inquired the parrot.</text:p>
      <text:p text:style-name="P1"><text:span text:style-name="T2"><text:tab/></text:span>"Si<text:span text:style-name="T2">.</text:span> He killed el hijo de Daisy<text:span text:style-name="T2">,</text:span>" said Panama.</text:p>
      <text:p text:style-name="P1"><text:span text:style-name="T2"><text:tab/></text:span>"If he surrendered?"</text:p>
      <text:p text:style-name="P1"><text:span text:style-name="T2"><text:tab/></text:span>"Trial. Then Death<text:span text:style-name="T2">,</text:span>" the crow affirmed.</text:p>
      <text:p text:style-name="P1"><text:span text:style-name="T2"><text:tab/></text:span>"Yo ver<text:span text:style-name="T2">.</text:span>"</text:p>
      <text:p text:style-name="P1"><text:span text:style-name="T2"><text:tab/></text:span>"Y tu?" he asked, trying to readjust himself on his leg.</text:p>
      <text:p text:style-name="P1"><text:soft-page-break/><text:span text:style-name="T2"><text:tab/></text:span>"Me? Probably, but I didn't do it, so how can I know?"</text:p>
      <text:p text:style-name="P1"><text:span text:style-name="T2"><text:tab/></text:span>The telegram began click-clacking, printing out on a sheet of paper a platinum myriad streaked with gold: the mark of courts able to traverse myriad cities. Cyrus promptly tore off the bottom of the document - reserved for informal notes. He read it aloud:</text:p>
      <text:p text:style-name="P1"><text:span text:style-name="T2"><text:tab/></text:span>"This is general Volk writing. I am pleased to hear of your swiftly impending recovery, commander. It is then with deep regret that I must send this document along to you as admittance that we have poorly chosen a targeted ally within the Myriad states: Mr. Lucius has been investigated and determined to be in connection with the burning of Err - in addition to the murder of one of our squadrons. The courts have agreed at the vote of its member states to permit us further jurisdiction in their lands for the handling of this now alleged criminal<text:span text:style-name="T2">.</text:span> You are to take Lucius before the court in Vega (seeing as it is where you now should hold merit) and present him in a week<text:span text:style-name="T2">.</text:span> Lethal force is <text:span text:style-name="T1">not</text:span> authorized, though I assure you the court will understand a few bruises. Good luck."</text:p>
      <text:p text:style-name="P1"><text:span text:style-name="T2"><text:tab/></text:span>Panama understood very few words of the letter until Cyrus <text:span text:style-name="T1">carefully</text:span> recited the relevant information to him as he was given the court document. He hadn't managed to say <text:span text:style-name="T1">who</text:span> they were arresting before the crow began a tangent.</text:p>
      <text:p text:style-name="P1"><text:span text:style-name="T2"><text:tab/></text:span>"Yo no poder caminar, y Volk quiere mi te correr.”</text:p>
      <text:p text:style-name="P1"><text:tab/>“Panama…”</text:p>
      <text:p text:style-name="P1"><text:tab/>“Que?”</text:p>
      <text:p text:style-name="P1"><text:tab/>“It is Lucius.”</text:p>
      <text:p text:style-name="P1"><text:tab/>Panama responded with a raging caw that sounded like a banshee’s wail, as he had not the words to express his mix of anger and betrayal felt in another means comprehensible. After a few minutes, he ceased seething only because he had exhausted himself to the point of slumber. Cyrus sighed and covered up the crow in his bed, deciding to sleep himself in the room next-door, a provision of the local hospital for honored guests.</text:p>
      <text:p text:style-name="P1"><text:tab/>Meanwhile, Leora had passed out on her bed drinking her brew in sorrow, which Lucius unintentionally stumbled upon her drunken state. Thus, he stormed off to Gwendolyn’s bedtime chambers and caught her just as she began to rest in her nest.</text:p>
      <text:p text:style-name="P1"><text:tab/>“Lucius?”</text:p>
      <text:p text:style-name="P1"><text:tab/>The lord of the house did his best to regain composure and appear stoic, “Where did Leora get <text:span text:style-name="T1">alcohol</text:span><text:span text:style-name="T3"> from?”</text:span></text:p>
      <text:p text:style-name="P1"><text:span text:style-name="T3"><text:tab/>“I just checked the cellars, lord, and she hasn’t been outside the private wing, aside from when I took her down to the cells and med.”</text:span></text:p>
      <text:p text:style-name="P1"><text:span text:style-name="T3"><text:tab/>“Are we to say she made it herself?”</text:span></text:p>
      <text:p text:style-name="P1"><text:span text:style-name="T3"><text:tab/>“She is a crafty witch-doctor, isn’t she?”</text:span></text:p>
      <text:p text:style-name="P1"><text:span text:style-name="T3"><text:tab/>“It’s sweet-smelling; it doesn’t seem right to me.”</text:span></text:p>
      <text:p text:style-name="P1"><text:span text:style-name="T3"><text:tab/>“Milord, you smelt the allure of methanol! That could be the end of her!” she cried, running past Lucius towards Leora’s room, the cat in-tow behind. When they reached her, she was strewn over the bedside gripping her stomach.</text:span></text:p>
      <text:p text:style-name="P1"><text:span text:style-name="T3"><text:tab/>“Oh mi! Milord, we must purge her systems immediately.” said Gwendolyn, running back towards the cellar.</text:span></text:p>
      <text:p text:style-name="P1"><text:span text:style-name="T3"><text:tab/>“Do as you must; she must have just gotten like this. Can you hear me, dear? Please answer me.” he pleaded quietly.</text:span></text:p>
      <text:p text:style-name="P1"><text:span text:style-name="T3"><text:tab/>“Y...yes...it hurts so badly Lux..” she whimpered, as the cat took his place beside her and laid down to hold her.</text:span></text:p>
      <text:p text:style-name="P1"><text:span text:style-name="T3"><text:tab/>“You drank quite the toxin by mistake...”</text:span></text:p>
      <text:p text:style-name="P1"><text:span text:style-name="T3"><text:tab/>“Am I going to be okay? Tell me I’m not going to die like this of all things…”</text:span></text:p>
      <text:p text:style-name="P1"><text:span text:style-name="T3"><text:tab/>“No, no, of course not. You just need to stay with me until Gwendolyn gets back,” said Lucius, trying to give his best consoling voice.</text:span></text:p>
      <text:p text:style-name="P1"><text:span text:style-name="T3"><text:tab/>“Okay…”</text:span></text:p>
      <text:p text:style-name="P1"><text:span text:style-name="T3"><text:tab/>The minutes passed at an hourly pace, with Lucius taking to squeezing Leora’s paw in his own to make sure she was still conscious. Eventually, Gwen came rushing in again with Dr. Althea, both carrying various bottles of booze. Tia explained that in order to relieve the poisoning, they’d have to counteract methanol with ethanol – meaning now the bat-girl would have to ingest </text:span><text:span text:style-name="T1">real</text:span><text:span text:style-name="T3"> liquor. Lucius tried to explain to Leora in her diminished state the treatment, and received the closest he knew he would come to proper consent, and so he gave the word to continue. Henceforth, the doctor struggled to keep pouring doses of wine and such into the bat’s mouth, who drank willingly with a faint, but very much alive desire to live. Her body seemed to be able to at least expel the crude chemistry, as she began throwing up routinely every few minutes a neutralized liquid. Finally, after a while, Dr. Althea forced another regurgitation and found but a trace of methanol left, satisfying him that she cleaned her all she could. “Now we wait, and let her rest.”</text:span></text:p>
      <text:p text:style-name="P1"><text:span text:style-name="T3"><text:tab/> </text:span></text:p>
      <text:p text:style-name="P1"><text:soft-page-break/><text:span text:style-name="T4"><text:tab/></text:span></text:p>
      <text:p text:style-name="P1"/>
      <text:p text:style-name="P1"><text:span text:style-name="T2"><text:tab/></text:span></text:p>
      <text:p text:style-name="P1"><text:span text:style-name="T2"><text:tab/></text:span></text:p>
      <text:p text:style-name="P1"><text:span text:style-name="T2"><text:tab/></text:span></text:p>
      <text:p text:style-name="P1"><text:span text:style-name="T2"><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orphans="0" fo:widows="0"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fo:orphans="0" fo:widows="0"/>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fo:orphans="0" fo:widows="0"/>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paragraph-properties fo:orphans="0" fo:widows="0"/>
      <style:text-properties style:language-asian="ar" style:country-asian="SA"/>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orphans="0" fo:widows="0"/>
      <style:text-properties fo:font-style="italic" style:language-asian="ar" style:country-asian="SA"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9T05:58:00</meta:creation-date>
    <dc:date>2020-04-03T14:19:00</dc:date>
    <meta:document-statistic meta:table-count="0" meta:image-count="0" meta:object-count="0" meta:page-count="3" meta:paragraph-count="56" meta:word-count="1110" meta:character-count="6260" meta:non-whitespace-character-count="5140"/>
    <meta:generator>LibreOffice/6.3.5.2$Linux_X86_64 LibreOffice_project/30$Build-2</meta:generator>
    <meta:user-defined meta:name="Operator">Microsoft Office User</meta:user-defined>
  </office:meta>
</office:document-meta>
</file>